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6954"/>
    </style:style>
    <style:style style:name="T1" style:family="text">
      <style:text-properties officeooo:rsid="000a6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				<text:span text:style-name="T1">1</text:span><text:bookmark text:name="Svante"><text:span text:style-name="T1">2345</text:span></text:bookmark><text:span text:style-name="T1">6</text:span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00:29:58.73</meta:creation-date>
    <dc:date>2013-04-07T00:30:40.2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6$Windows_x86 LibreOffice_project/2ef5aff-a6fb0ff-166bdff-cf087ad-0f1389</meta:generator>
  </office:meta>
</office:document-meta>
</file>